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91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4" office:value-type="string">
            <text:p>check_0</text:p>
          </table:table-cell>
          <table:table-cell table:style-name="ce4" office:value-type="string">
            <text:p>_1</text:p>
          </table:table-cell>
          <table:table-cell table:style-name="ce4" office:value-type="string">
            <text:p>_2</text:p>
          </table:table-cell>
          <table:table-cell table:style-name="ce4" office:value-type="string">
            <text:p>_3</text:p>
          </table:table-cell>
          <table:table-cell table:style-name="ce4" office:value-type="string">
            <text:p>_4</text:p>
          </table:table-cell>
          <table:table-cell table:style-name="ce4" office:value-type="string">
            <text:p>_5</text:p>
          </table:table-cell>
          <table:table-cell table:style-name="ce4" office:value-type="string">
            <text:p>_6</text:p>
          </table:table-cell>
          <table:table-cell table:style-name="ce4" office:value-type="string">
            <text:p>_7</text:p>
          </table:table-cell>
          <table:table-cell table:style-name="ce4" office:value-type="string">
            <text:p>_8</text:p>
          </table:table-cell>
          <table:table-cell table:style-name="ce4" office:value-type="string">
            <text:p>_9</text:p>
          </table:table-cell>
          <table:table-cell table:style-name="ce4" office:value-type="string">
            <text:p>_10</text:p>
          </table:table-cell>
          <table:table-cell table:style-name="ce4" office:value-type="string">
            <text:p>_11</text:p>
          </table:table-cell>
          <table:table-cell table:style-name="ce4" office:value-type="string">
            <text:p>_12</text:p>
          </table:table-cell>
          <table:table-cell table:style-name="ce4" office:value-type="string">
            <text:p>_13</text:p>
          </table:table-cell>
          <table:table-cell table:style-name="ce4" office:value-type="string">
            <text:p>_14</text:p>
          </table:table-cell>
          <table:table-cell table:style-name="ce4" office:value-type="string">
            <text:p>_15</text:p>
          </table:table-cell>
          <table:table-cell table:style-name="ce4" office:value-type="string">
            <text:p>_16</text:p>
          </table:table-cell>
          <table:table-cell table:style-name="ce4" office:value-type="string">
            <text:p>_17</text:p>
          </table:table-cell>
          <table:table-cell table:style-name="ce4" office:value-type="string">
            <text:p>Test succesfull</text:p>
          </table:table-cell>
          <table:table-cell table:style-name="ce4" office:value-type="string">
            <text:p>error(s)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1_write-write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1_write-write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1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1.<text:span text:style-name="T1">txt</text:span>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2_read-write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4"/>
          <table:table-cell table:style-name="ce4" table:number-columns-repeated="2"/>
          <table:table-cell table:style-name="ce1" office:value-type="string">
            <text:p>8_2_read-write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2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2.<text:span text:style-name="T1">txt</text:span>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3_write-read.pml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4"/>
          <table:table-cell table:style-name="ce4" table:number-columns-repeated="2"/>
          <table:table-cell table:style-name="ce1" office:value-type="string">
            <text:p>8_3_write-read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3.<text:span text:style-name="T1">txt</text:span>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3.<text:span text:style-name="T1">txt</text:span>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4_write-read-sameLocation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table:number-columns-repeated="16"/>
          <table:table-cell table:style-name="ce4" table:number-columns-repeated="2"/>
          <table:table-cell table:style-name="ce1" office:value-type="string">
            <text:p>8_4_write-read-sameLocation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4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table:number-columns-repeated="16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4.<text:span text:style-name="T1">txt</text:span>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5_forwarding.pml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style-name="ce3"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number-columns-repeated="2"/>
          <table:table-cell table:style-name="ce4" table:number-columns-repeated="2"/>
          <table:table-cell table:style-name="ce1" office:value-type="string">
            <text:p>8_5_forwarding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5.<text:span text:style-name="T1">txt</text:span>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table:number-columns-repeated="2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5.<text:span text:style-name="T1">txt</text:span>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6_stores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0"/>
          <table:table-cell table:style-name="ce4" table:number-columns-repeated="2"/>
          <table:table-cell table:style-name="ce1" office:value-type="string">
            <text:p>8_6_stores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6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0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6.<text:span text:style-name="T1">txt</text:span>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1" office:value-type="string">
            <text:p>8_7_iriw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2"/>
          <table:table-cell table:style-name="ce4" table:number-columns-repeated="2"/>
          <table:table-cell table:style-name="ce1" office:value-type="string">
            <text:p>8_7_iriw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2" office:value-type="string">
            <text:p>globalArray_ausgabe7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2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globalArray_ausgabe7.<text:span text:style-name="T1">txt</text:span></text:p>
          </table:table-cell>
        </table:table-row>
        <table:table-row table:style-name="ro2" table:number-rows-repeated="2">
          <table:table-cell table:number-columns-repeated="20"/>
          <table:table-cell table:style-name="ce4" table:number-columns-repeated="2"/>
          <table:table-cell/>
        </table:table-row>
        <table:table-row table:style-name="ro1">
          <table:table-cell office:value-type="string">
            <text:p>Test</text:p>
          </table:table-cell>
          <table:table-cell office:value-type="string">
            <text:p>p1_read_speculation.pml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table:style-name="ce4" table:number-columns-repeated="2"/>
          <table:table-cell office:value-type="string">
            <text:p>p1_read_speculation.pml</text:p>
          </table:table-cell>
        </table:table-row>
        <table:table-row table:style-name="ro1">
          <table:table-cell office:value-type="string">
            <text:p>Ausgabe</text:p>
          </table:table-cell>
          <table:table-cell office:value-type="string">
            <text:p>globalArray_ausgabe_p1.tx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office:value-type="string">
            <text:p>globalArray_ausgabe_p1.txt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p2_write_to_same_location.pml</text:p>
          </table:table-cell>
          <table:table-cell office:value-type="string">
            <text:p>forbidden</text:p>
          </table:table-cell>
          <table:table-cell table:number-columns-repeated="17"/>
          <table:table-cell table:style-name="ce4" table:number-columns-repeated="2"/>
          <table:table-cell office:value-type="string">
            <text:p>p2_write_to_same_location.pml</text:p>
          </table:table-cell>
        </table:table-row>
        <table:table-row table:style-name="ro1">
          <table:table-cell/>
          <table:table-cell office:value-type="string">
            <text:p>globalArray_ausgabe_p2.txt</text:p>
          </table:table-cell>
          <table:table-cell office:value-type="string">
            <text:p>state does not exist</text:p>
          </table:table-cell>
          <table:table-cell table:number-columns-repeated="17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office:value-type="string">
            <text:p>globalArray_ausgabe_p2.txt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p3_write_serilisation.pml</text:p>
          </table:table-cell>
          <table:table-cell office:value-type="string">
            <text:p>forbidden</text:p>
          </table:table-cell>
          <table:table-cell table:number-columns-repeated="17"/>
          <table:table-cell table:style-name="ce4" table:number-columns-repeated="2"/>
          <table:table-cell office:value-type="string">
            <text:p>p3_write_serilisation.pml</text:p>
          </table:table-cell>
        </table:table-row>
        <table:table-row table:style-name="ro1">
          <table:table-cell office:value-type="string">
            <text:p>Ausgabe</text:p>
          </table:table-cell>
          <table:table-cell office:value-type="string">
            <text:p>globalArray_ausgabe_p3.txt</text:p>
          </table:table-cell>
          <table:table-cell office:value-type="string">
            <text:p>state does not exist</text:p>
          </table:table-cell>
          <table:table-cell table:number-columns-repeated="17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office:value-type="string">
            <text:p>globalArray_ausgabe_p3.txt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p4_fence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4"/>
          <table:table-cell table:style-name="ce4" table:number-columns-repeated="2"/>
          <table:table-cell office:value-type="string">
            <text:p>p4_fence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3" office:value-type="string">
            <text:p>globalArray_ausgabe_p4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3" office:value-type="string">
            <text:p>globalArray_ausgabe_p4.txt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p5_fence2.pml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number-columns-repeated="2"/>
          <table:table-cell table:style-name="ce4" table:number-columns-repeated="2"/>
          <table:table-cell office:value-type="string">
            <text:p>p5_fence2.pml</text:p>
          </table:table-cell>
        </table:table-row>
        <table:table-row table:style-name="ro1">
          <table:table-cell office:value-type="string">
            <text:p>Ausgabe</text:p>
          </table:table-cell>
          <table:table-cell table:style-name="ce3" office:value-type="string">
            <text:p>globalArray_ausgabe_p5.tx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table:number-columns-repeated="2"/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3" office:value-type="string">
            <text:p>globalArray_ausgabe_p5.txt</text:p>
          </table:table-cell>
        </table:table-row>
        <table:table-row table:style-name="ro2">
          <table:table-cell/>
          <table:table-cell table:style-name="ce1"/>
          <table:table-cell table:number-columns-repeated="21"/>
        </table:table-row>
        <table:table-row table:style-name="ro2">
          <table:table-cell table:number-columns-repeated="22"/>
          <table:table-cell table:style-name="ce1"/>
        </table:table-row>
        <table:table-row table:style-name="ro2">
          <table:table-cell/>
          <table:table-cell table:style-name="ce1"/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3" table:number-rows-repeated="2">
          <table:table-cell table:number-columns-repeated="23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2"/>
          <table:table-cell table:style-name="ce3"/>
          <table:table-cell table:number-columns-repeated="18"/>
          <table:table-cell table:style-name="ce4"/>
          <table:table-cell/>
        </table:table-row>
        <table:table-row table:style-name="ro2" table:number-rows-repeated="1048528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.00.0000</text:date>, <text:time style:data-style-name="N2" text:time-value="0000-00-00T21:08: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Mütze</meta:initial-creator>
    <meta:creation-date>2013-10-12T16:06:30</meta:creation-date>
    <dc:date>2013-10-12T23:27:35</dc:date>
    <dc:creator>Annika Mütze</dc:creator>
    <meta:editing-duration>PT2H3M34S</meta:editing-duration>
    <meta:editing-cycles>10</meta:editing-cycles>
    <meta:generator>LibreOffice/4.0.2.2$Linux_X86_64 LibreOffice_project/400m0$Build-2</meta:generator>
    <meta:document-statistic meta:table-count="1" meta:cell-count="303" meta:object-count="0"/>
  </office:meta>
</office:document-meta>
</file>